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numGothicWeb" svg:font-family="NanumGothicWeb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436ee" officeooo:paragraph-rsid="001436ee"/>
    </style:style>
    <style:style style:name="P2" style:family="paragraph" style:parent-style-name="Standard">
      <style:text-properties officeooo:paragraph-rsid="001436ee"/>
    </style:style>
    <style:style style:name="T1" style:family="text">
      <style:text-properties officeooo:rsid="001436ee"/>
    </style:style>
    <style:style style:name="T2" style:family="text">
      <style:text-properties fo:font-variant="normal" fo:text-transform="none" fo:color="#000000" fo:letter-spacing="normal" style:font-name-asian="NanumGothicWeb" style:font-size-asian="9.75pt" style:font-style-asian="normal" style:font-weight-asian="normal"/>
    </style:style>
    <style:style style:name="T3" style:family="text">
      <style:text-properties fo:font-variant="normal" fo:text-transform="none" fo:color="#000000" style:font-name="NanumGothicWeb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NanumGothicWeb" fo:font-size="9.75pt" fo:letter-spacing="normal" fo:font-style="normal" fo:font-weight="normal" style:font-name-asian="NanumGothicWeb" style:font-size-asian="9.75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(none)]&gt; create database TWITTER;</text:p>
      <text:p text:style-name="Standard">Query OK, 1 row affected (0.00 sec)</text:p>
      <text:p text:style-name="Standard"/>
      <text:p text:style-name="Standard">MariaDB [(none)]&gt; create database VISUAL;</text:p>
      <text:p text:style-name="Standard">Query OK, 1 row affected (0.00 sec)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TWITTER <text:s text:c="11"/>|</text:p>
      <text:p text:style-name="Standard">| VISUAL <text:s text:c="15"/>|</text:p>
      <text:p text:style-name="Standard">| information_schema |</text:p>
      <text:p text:style-name="Standard">| mysql <text:s text:c="17"/>|</text:p>
      <text:p text:style-name="Standard">| performance_schema |</text:p>
      <text:p text:style-name="Standard">+--------------------+</text:p>
      <text:p text:style-name="Standard">5 rows in set (0.06 sec)</text:p>
      <text:p text:style-name="Standard"/>
      <text:p text:style-name="Standard">MariaDB [TWITTER]&gt; create user 'T-SA'@'localhost' identified by '1234';</text:p>
      <text:p text:style-name="Standard">Query OK, 0 rows affected (0.00 sec)</text:p>
      <text:p text:style-name="Standard"/>
      <text:p text:style-name="Standard">MariaDB [TWITTER]&gt; grant all privileges on TWITTER.* to 'T-SA'@'localhost';</text:p>
      <text:p text:style-name="Standard">Query OK, 0 rows affected (0.00 sec)</text:p>
      <text:p text:style-name="Standard"/>
      <text:p text:style-name="Standard">MariaDB [TWITTER]&gt; grant all privileges on VISUAL.* to 'T-SA'@'localhost';</text:p>
      <text:p text:style-name="Standard">Query OK, 0 rows affected (0.00 sec)</text:p>
      <text:p text:style-name="Standard"/>
      <text:p text:style-name="Standard">MariaDB [TWITTER]&gt; FLUSH PRIVILEGES;</text:p>
      <text:p text:style-name="Standard">Query OK, 0 rows affected (0.00 sec)</text:p>
      <text:p text:style-name="Standard"/>
      <text:p text:style-name="Standard">MariaDB [VISUAL]&gt; CREATE TABLE KEYWORD ( KEYWORD TEXT, COUNT INT );</text:p>
      <text:p text:style-name="Standard">Query OK, 0 rows affected (0.02 sec)</text:p>
      <text:p text:style-name="Standard"/>
      <text:p text:style-name="Standard">MariaDB [VISUAL]&gt; SHOW TABLES;</text:p>
      <text:p text:style-name="Standard">+------------------+</text:p>
      <text:p text:style-name="Standard">| Tables_in_VISUAL |</text:p>
      <text:p text:style-name="Standard">+------------------+</text:p>
      <text:p text:style-name="Standard">| KEYWORD <text:s text:c="9"/>|</text:p>
      <text:p text:style-name="Standard">+------------------+</text:p>
      <text:p text:style-name="Standard">1 row in set (0.00 sec)</text:p>
      <text:p text:style-name="Standard"/>
      <text:p text:style-name="Standard"><text:soft-page-break/>MariaDB [TWITTER]&gt; CREATE TABLE KEYWORD_ (</text:p>
      <text:p text:style-name="Standard"><text:s text:c="4"/>-&gt; ID VARCHAR(10), FULL_TEXT TEXT, GEO VARCHAR(10), RETWEET_COUNT INT, FAVORITE_COUNT INT );</text:p>
      <text:p text:style-name="Standard">Query OK, 0 rows affected (0.08 sec)</text:p>
      <text:p text:style-name="Standard"/>
      <text:p text:style-name="Standard">MariaDB [TWITTER]&gt; ALTER TABLE KEYWORD_ MODIFY FULL_TEXT LONGTEXT;</text:p>
      <text:p text:style-name="Standard">Query OK, 0 rows affected (0.10 sec) <text:s text:c="14"/></text:p>
      <text:p text:style-name="Standard">Records: 0 <text:s/>Duplicates: 0 <text:s/>Warnings: 0</text:p>
      <text:p text:style-name="P1">========================================================================</text:p>
      <text:p text:style-name="Standard">MariaDB [TWITTER]&gt; INSERT INTO KEYWORD_ VALUES('1', '문재인 대통령은 오늘 4.11( 목) 폼페이오 국무장관과 볼튼 백악관 국가안보보좌관을 접견했습니다. 폼페이오 국무장관과 볼튼 국가안보보좌관은 북한과 대화를 지속적으로 진행할 것을 밝혔습니다.', 2, 3, 4);</text:p>
      <text:p text:style-name="Standard">Query OK, 1 row affected (0.06 sec)</text:p>
      <text:p text:style-name="Standard"/>
      <text:p text:style-name="P2">MariaDB [TWITTER]&gt; INSERT INTO KEYWORD_ VALUES('<text:span text:style-name="T1">2</text:span>', '<text:span text:style-name="T2">문재인 대통령의 방미 소식을 전하면서 앵커백 화면에 태극기 대신 북한 인공기를 넣어 논란을 빚은 ‘</text:span><text:span text:style-name="T3">#</text:span><text:span text:style-name="T2">연합뉴스</text:span><text:span text:style-name="T3">TV’</text:span><text:span text:style-name="T2">가 보도국장과 뉴스총괄부장을 보직해임했다</text:span><text:span text:style-name="T3">. </text:span><text:span text:style-name="T2">징계위원회 등 후속 절차 진행 예정</text:span><text:span text:style-name="T3">.</text:span>', 2, 3, 4);</text:p>
      <text:p text:style-name="Standard">Query OK, 1 row affected (0.06 sec)</text:p>
      <text:p text:style-name="Standard"/>
      <text:p text:style-name="P2">MariaDB [TWITTER]&gt; INSERT INTO KEYWORD_ VALUES('<text:span text:style-name="T1">3</text:span>', '<text:span text:style-name="T2">오늘 일하다 빡침</text:span><text:span text:style-name="T3">. </text:span><text:span text:style-name="T2">임대계약쓰는데 임대인이 문재인정부는 없는 사람들한테만 다 퍼준다고 그러니까 젊은 여자 중개사가 맞장구치면서 우리가 번돈 뺏어서 없는 사람들한테만 준다고 떠듦</text:span><text:span text:style-name="T3">. </text:span><text:span text:style-name="T2">나</text:span><text:span text:style-name="T3">:</text:span><text:span text:style-name="T2">그렇게 말씀하시면 안되죠</text:span><text:span text:style-name="T3">.</text:span>', 2, 3, 4);</text:p>
      <text:p text:style-name="Standard">Query OK, 1 row affected (0.06 sec)</text:p>
      <text:p text:style-name="Standard"/>
      <text:p text:style-name="P2">MariaDB [TWITTER]&gt; INSERT INTO KEYWORD_ VALUES('<text:span text:style-name="T1">4</text:span>', '<text:span text:style-name="T2">이해찬이 헛짓 해도 당은 질서있게 유지시킨다는거 동의가 안되네 조용한게 질서있는게 아녀 이해타산 맞으니 뭉쳐 굴러가는거지 뭐가 어쩌니 저쩌니 해도 대통령 문재인 영향력</text:span><text:span text:style-name="T3">,</text:span><text:span text:style-name="T2">지지도 자체가 당 위에 있으니 그 힘으로 전체적으로 그나</text:span>', 2, 3, 4);</text:p>
      <text:p text:style-name="Standard">Query OK, 1 row affected (0.06 sec)</text:p>
      <text:p text:style-name="Standard"/>
      <text:p text:style-name="P2">MariaDB [TWITTER]&gt; INSERT INTO KEYWORD_ VALUES('<text:span text:style-name="T1">5</text:span>', '<text:span text:style-name="T2">정말이지 징글맞은 언론 기레기들이다</text:span><text:span text:style-name="T3">., </text:span><text:span text:style-name="T2">위의 사진은 이번 문재인 방미때 빛바랜 태극기 사용했다고 난리치는 사진이고</text:span><text:span text:style-name="T3">, </text:span><text:span text:style-name="T2">아래 사진은 과거 박근혜 방미때 사용했던 태극기 사진이다</text:span><text:span text:style-name="T3">. </text:span><text:span text:style-name="T2">다른 점은 딱 하나 기자 지랄</text:span>', 2, 3, 4);</text:p>
      <text:p text:style-name="Standard">Query OK, 1 row affected (0.06 sec)</text:p>
      <text:p text:style-name="Standard"/>
      <text:p text:style-name="P2">MariaDB [TWITTER]&gt; INSERT INTO KEYWORD_ VALUES('<text:span text:style-name="T1">6</text:span>', '<text:span text:style-name="T2">고민정 청와대 부대변인은 기자들에게 공지 메시지를 보내 </text:span><text:span text:style-name="T3">"</text:span><text:span text:style-name="T2">노영민 비서실장 명의로 강원 산불 당일 문재인 대통령의 행적과 관련한 가짜뉴스에 대해 고발을 진행할 예정</text:span><text:span text:style-name="T3">"</text:span><text:span text:style-name="T2">이라며 </text:span><text:span text:style-name="T3">"</text:span><text:span text:style-name="T2">노 실장은 청와대 내에 허위조작정보 대응팀을 구성해 가동</text:span>', 2, 3, 4);</text:p>
      <text:p text:style-name="Standard">Query OK, 1 row affected (0.06 sec)</text:p>
      <text:p text:style-name="Standard"/>
      <text:p text:style-name="P2">MariaDB [TWITTER]&gt; INSERT INTO KEYWORD_ VALUES('<text:span text:style-name="T1">7</text:span>', '<text:span text:style-name="T2">연합뉴스</text:span><text:span text:style-name="T3">TV </text:span><text:span text:style-name="T2">수준이 이 정도인가</text:span><text:span text:style-name="T3">?” </text:span><text:span text:style-name="T2">문재인 대통령 사진에다 인공기라니… “북미 교착상태를 타개해야 한다는 의미를 강조하는 과정에서 벌어진 판단착오” 라는 헛소리를 믿을 국민이 있다고 생각하는가</text:span><text:span text:style-name="T3">? </text:span><text:span text:style-name="T2">공정하고 정확해</text:span>', 2, 3, 4);</text:p>
      <text:p text:style-name="Standard"><text:soft-page-break/>Query OK, 1 row affected (0.06 sec)</text:p>
      <text:p text:style-name="Standard"/>
      <text:p text:style-name="P2">MariaDB [TWITTER]&gt; INSERT INTO KEYWORD_ VALUES('<text:span text:style-name="T1">8</text:span>', '<text:span text:style-name="T2">연문희상은 국회 말아먹고 이해찬은 당 말아먹고</text:span><text:span text:style-name="T4">, </text:span><text:span text:style-name="T2">콜라보레이션이 기가 막히는 조합이다</text:span><text:span text:style-name="T4">. </text:span><text:span text:style-name="T2">이들 두 인간은 문재인이라는 사람이 대통령 된 게 배가 아파서 정부와 여당에 대하여 자유당보다 더 해악을 끼치고 있는 것들</text:span><text:span text:style-name="T4">..’</text:span>, 2, 3, 4);</text:p>
      <text:p text:style-name="P2">Query OK, 1 row affected (0.06 sec)</text:p>
      <text:p text:style-name="P2"/>
      <text:p text:style-name="P2">MariaDB [TWITTER]&gt; INSERT INTO KEYWORD_ VALUES('<text:span text:style-name="T1">9</text:span>', '<text:span text:style-name="T2">김연철 통일부장관 임명에 자유한국당이 낸 논평을 보고 품었</text:span><text:span text:style-name="T4">...</text:span><text:span text:style-name="T2">ㅋㅋ “김연철은 문재인 대통령과 대북관이 딱 맞아떨어진 인사다” 그래서 반대한다네요</text:span><text:span text:style-name="T4">. </text:span><text:span text:style-name="T2">아니 그러면 문재인 대통령과 맞아야지 황교안이나 나경원과 맞는 사람을</text:span>', 2, 3, 4);</text:p>
      <text:p text:style-name="P2">Query OK, 1 row affected (0.06 sec)</text:p>
      <text:p text:style-name="P2"/>
      <text:p text:style-name="P2">MariaDB [TWITTER]&gt; INSERT INTO KEYWORD_ VALUES('<text:span text:style-name="T1">10</text:span>', '<text:span text:style-name="T2">세상 점잖아서 떠벌릴줄 몰라 그렇지 김경수만큼 민주정부 대통령후보스펙에 딱 들어맞는 캐릭도 드물지 모두 그걸 알고 미리 밟아두는거고 ㅎㅎ 그런데 그 대책없는 점잖음이 빛을 발할 날 꼭 온다 문재인대통령처럼 </text:span><text:span text:style-name="T4">...</text:span>', 2, 3, 4);</text:p>
      <text:p text:style-name="P2">Query OK, 1 row affected (0.06 sec)</text:p>
      <text:p text:style-name="P2"/>
      <text:p text:style-name="P2">MariaDB [TWITTER]&gt; INSERT INTO KEYWORD_ VALUES('1<text:span text:style-name="T1">1</text:span>', '<text:span text:style-name="T2">문희상은 국회 말아먹고 이해찬은 당 말아먹고</text:span><text:span text:style-name="T4">, </text:span><text:span text:style-name="T2">콜라보레이션이 기가 막히는 조합이다</text:span><text:span text:style-name="T4">. </text:span><text:span text:style-name="T2">이들 두 인간은 문재인이라는 사람이 대통령 된 게 배가 아파서 정부와 여당에 대하여 자유당보다 더 해악을 끼치고 있는 것들</text:span><text:span text:style-name="T4">..</text:span>', 2, 3, 4);</text:p>
      <text:p text:style-name="P2">Query OK, 1 row affected (0.06 sec)</text:p>
      <text:p text:style-name="P2"/>
      <text:p text:style-name="P2">MariaDB [TWITTER]&gt; INSERT INTO KEYWORD_ VALUES('1<text:span text:style-name="T1">2</text:span>', '<text:span text:style-name="T2">경수찡 팔아 해골찬 지지한 무능한 전재수 닥쳐라</text:span><text:span text:style-name="T4">. #</text:span><text:span text:style-name="T2">공수처설치 통과 시키기 전에는 청와대에서 안 나오신다 선언 하셨다 니들이 쳐 노력해 선거해</text:span><text:span text:style-name="T4">. </text:span><text:span text:style-name="T2">노무현 문재인 대통령님 팔이 고마하고</text:span>', 2, 3, 4);</text:p>
      <text:p text:style-name="P2">Query OK, 1 row affected (0.06 sec)</text:p>
      <text:p text:style-name="P2"/>
      <text:p text:style-name="P2">MariaDB [TWITTER]&gt; INSERT INTO KEYWORD_ VALUES('1<text:span text:style-name="T1">3</text:span>', '<text:span text:style-name="T2">문재인 대통령님</text:span><text:span text:style-name="T4">, </text:span><text:span text:style-name="T2">워싱턴 영빈관에서 폼페이오 장관</text:span><text:span text:style-name="T4">, </text:span><text:span text:style-name="T2">볼턴 보좌관</text:span><text:span text:style-name="T4">, </text:span><text:span text:style-name="T2">해리스 주한미국대사 접견</text:span><text:span text:style-name="T4">. </text:span><text:span text:style-name="T2">한반도 평화 프로세스의 진전을 위한 미국 정부의 협조 요청</text:span><text:span text:style-name="T4">. '</text:span><text:span text:style-name="T2">굿 이너프 딜</text:span><text:span text:style-name="T4">'</text:span><text:span text:style-name="T2">의 필요성을 설명</text:span><text:span text:style-name="T4">.</text:span>', 2, 3, 4);</text:p>
      <text:p text:style-name="P2">Query OK, 1 row affected (0.06 sec)</text:p>
      <text:p text:style-name="P2"/>
      <text:p text:style-name="P2">MariaDB [TWITTER]&gt; INSERT INTO KEYWORD_ VALUES('1<text:span text:style-name="T1">4</text:span>', '<text:span text:style-name="T2">이해찬 발언까지 문제없다며 쉴드치는 분들도 있는 모양인데 제발 생각쫌</text:span><text:span text:style-name="T4">... </text:span><text:span text:style-name="T2">홍영표 원내대표님이나 진표살님이었으면 저따위로 짖었겠냐고</text:span><text:span text:style-name="T4">. </text:span><text:span text:style-name="T2">이명박이 억지로 지열발전소 만들어서 저 사달이 났는데</text:span><text:span text:style-name="T4">, </text:span><text:span text:style-name="T2">문재인정부에 무슨 책임이 있냐고</text:span>', 2, 3, 4);</text:p>
      <text:p text:style-name="P2">Query OK, 1 row affected (0.06 sec)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qoop import --connect jdbc:mysql://localhost/TWITTER --username T-SA --password 1234 --table KEYWORD_ --columns FULL_TEXT --target-dir hdfs://localhost:9000/KEYWORD_INPUT -m 1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numGothicWeb" svg:font-family="NanumGothicWeb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08:56:19.353997037</meta:creation-date>
    <dc:date>2019-04-12T10:08:21.795363983</dc:date>
    <meta:editing-duration>PT39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68" meta:word-count="1710" meta:character-count="4668" meta:non-whitespace-character-count="3845"/>
  </office:meta>
</office:document-meta>
</file>